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255" officeooo:paragraph-rsid="000ca255"/>
    </style:style>
    <style:style style:name="P2" style:family="paragraph" style:parent-style-name="Standard">
      <style:text-properties fo:font-size="11pt" officeooo:rsid="000df41c" officeooo:paragraph-rsid="000df41c" style:font-size-asian="11pt" style:font-size-complex="11pt"/>
    </style:style>
    <style:style style:name="P3" style:family="paragraph" style:parent-style-name="Table_20_Contents">
      <style:text-properties officeooo:rsid="000ca255" officeooo:paragraph-rsid="000ca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82.253.30.50 date [03/17/2016:04:19:36 Ubuntu; x86_64; "-" "-"</text:p>
      <text:p text:style-name="P2">182.253.30.50 date [03/17/2016:04:19:36 Ubuntu; x86_64; "s" "-"</text:p>
      <text:p text:style-name="P2">182.253.30.50 date [03/17/2016:04:19:36 Ubuntu; x86_64; "s" "-"</text:p>
      <text:p text:style-name="P2">182.253.30.50 date [03/17/2016:04:19:36 Ubuntu; x86_64; "s" "-"</text:p>
      <text:p text:style-name="P2">182.253.30.50 date [03/17/2016:04:19:45 Ubuntu; x86_64; "s" "-"</text:p>
      <text:p text:style-name="P2">182.253.30.50 date [03/17/2016:04:19:45 Ubuntu; x86_64; "s" "-"</text:p>
      <text:p text:style-name="P2">182.253.30.50 date [03/17/2016:04:19:36 Ubuntu; x86_64; "s" "-"</text:p>
      <text:p text:style-name="P2">182.253.30.50 date [03/17/2016:04:19:45 Ubuntu; x86_64; "s" "-"</text:p>
      <text:p text:style-name="P2">182.253.30.50 date [03/17/2016:04:19:36 Ubuntu; x86_64; "s" "-"</text:p>
      <text:p text:style-name="P2">182.253.30.50 date [03/17/2016:04:19:45 Ubuntu; x86_64; "s" "-"</text:p>
      <text:p text:style-name="P2">182.253.30.50 date [03/17/2016:04:19:45 Ubuntu; x86_64; "s" "-"</text:p>
      <text:p text:style-name="P2">182.253.30.50 date [03/17/2016:04:19:46 Ubuntu; x86_64; "s" "-"</text:p>
      <text:p text:style-name="P2">182.253.30.50 date [03/17/2016:04:19:46 Ubuntu; x86_64; "s" "-"</text:p>
      <text:p text:style-name="P2">182.253.30.50 date [03/17/2016:04:33:04 Ubuntu; x86_64; "s" "-"</text:p>
      <text:p text:style-name="P2">36.70.69.110 date [04/12/2016:09:48:29 Linux AppleWebKit/537.36 Chrome/49.0.2623.87 Safari/537.36"</text:p>
      <text:p text:style-name="P2">36.70.69.110 date [04/12/2016:09:48:29 Linux AppleWebKit/537.36 Chrome/49.0.2623.87 Safari/537.36"</text:p>
      <text:p text:style-name="P2">36.70.69.110 date [04/12/2016:09:48:29 Linux AppleWebKit/537.36 Chrome/49.0.2623.87 Safari/537.36"</text:p>
      <text:p text:style-name="P2">36.70.69.110 date [04/12/2016:09:48:30 Linux AppleWebKit/537.36 Chrome/49.0.2623.87 Safari/537.36"</text:p>
      <text:p text:style-name="P2">36.70.69.110 date [04/12/2016:09:55:04 Linux AppleWebKit/537.36 Chrome/49.0.2623.87 Safari/537.36"</text:p>
      <text:p text:style-name="P2">36.70.69.110 date [04/12/2016:09:55:46 Linux AppleWebKit/537.36 Chrome/49.0.2623.87 Safari/537.36"</text:p>
      <text:p text:style-name="P2">36.70.69.110 date [04/12/2016:09:55:47 Linux AppleWebKit/537.36 Chrome/49.0.2623.87 Safari/537.36"</text:p>
      <text:p text:style-name="P2">36.70.69.110 date [04/12/2016:09:55:47 Linux AppleWebKit/537.36 Chrome/49.0.2623.87 Safari/537.36"</text:p>
      <text:p text:style-name="P2">36.70.69.110 date [04/12/2016:09:55:48 Linux AppleWebKit/537.36 Chrome/49.0.2623.87 Safari/537.36"</text:p>
      <text:p text:style-name="P2">36.70.69.110 date [04/12/2016:09:58:56 Linux AppleWebKit/537.36 Chrome/49.0.2623.87 Safari/537.36"</text:p>
      <text:p text:style-name="P2">36.70.69.110 date [04/12/2016:10:07:35 Linux AppleWebKit/537.36 Chrome/49.0.2623.87 Safari/537.36"</text:p>
      <text:p text:style-name="P2">36.70.69.110 date [04/12/2016:10:07:36 Linux AppleWebKit/537.36 Chrome/49.0.2623.87 Safari/537.36"</text:p>
      <text:p text:style-name="P2">36.70.69.110 date [04/12/2016:10:07:36 Linux AppleWebKit/537.36 Chrome/49.0.2623.87 Safari/537.36"</text:p>
      <text:p text:style-name="P2">36.70.69.110 date [04/12/2016:10:07:36 Linux AppleWebKit/537.36 Chrome/49.0.2623.87 Safari/537.36"</text:p>
      <text:p text:style-name="P2">36.70.69.110 date [04/12/2016:10:08:03 Linux AppleWebKit/537.36 Chrome/49.0.2623.87 Safari/537.36"</text:p>
      <text:p text:style-name="P2">202.62.16.235 date [04/17/2016:04:38:28 Linux AppleWebKit/537.36 Chrome/49.0.2623.87 Safari/537.36"</text:p>
      <text:p text:style-name="P2">202.62.16.235 date [04/17/2016:04:38:30 Linux AppleWebKit/537.36 Chrome/49.0.2623.87 Safari/537.36"</text:p>
      <text:p text:style-name="P2">202.62.16.235 date [04/17/2016:04:38:31 Linux AppleWebKit/537.36 Chrome/49.0.2623.87 Safari/537.36"</text:p>
      <text:p text:style-name="P2">202.62.16.235 date [04/17/2016:04:38:34 Linux AppleWebKit/537.36 Chrome/49.0.2623.87 Safari/537.36"</text:p>
      <text:p text:style-name="P2">202.62.16.235 date [04/17/2016:04:38:36 Linux AppleWebKit/537.36 Chrome/49.0.2623.87 Safari/537.36"</text:p>
      <text:p text:style-name="P2">202.62.16.235 date [04/17/2016:04:46:51 Linux AppleWebKit/537.36 Chrome/49.0.2623.87 Safari/537.36"</text:p>
      <text:p text:style-name="P2">36.70.64.124 date [04/22/2016:02:50:15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6 Linux AppleWebKit/537.36 Ubuntu Chromium/49.0.2623.108</text:p>
      <text:p text:style-name="P2">36.70.64.124 date [04/22/2016:02:50:17 Linux AppleWebKit/537.36 Ubuntu Chromium/49.0.2623.108</text:p>
      <text:p text:style-name="P2">36.70.64.124 date [04/22/2016:02:50:17 Linux AppleWebKit/537.36 Ubuntu Chromium/49.0.2623.108</text:p>
      <text:p text:style-name="P2">36.70.64.124 date [04/22/2016:02:50:18 Linux AppleWebKit/537.36 Ubuntu Chromium/49.0.2623.108</text:p>
      <text:p text:style-name="P2">36.70.64.124 date [04/22/2016:03:01:00 Linux AppleWebKit/537.36 Ubuntu Chromium/49.0.2623.108</text:p>
      <text:p text:style-name="P2">114.121.153.117 date [04/26/2016:05:57:16 Android C6603 like Gecko) sony experia Z</text:p>
      <text:p text:style-name="P2">114.121.153.117 date [04/26/2016:05:57:17 Android C6603 like Gecko)</text:p>
      <text:p text:style-name="P2">114.121.153.117 date [04/26/2016:05:57:31 Android C6603 like Gecko)</text:p>
      <text:p text:style-name="P2">114.121.153.117 date [04/26/2016:05:57:32 Android C6603 like Gecko)</text:p>
      <text:p text:style-name="P2">114.121.153.117 date [04/26/2016:05:57:32 Android C6603 like Gecko)</text:p>
      <text:p text:style-name="P2">114.121.153.117 date [04/26/2016:05:57:32 Android C6603 like Gecko)</text:p>
      <text:p text:style-name="P2">114.121.153.117 date [04/26/2016:05:57:32 Android C6603 like Gecko)</text:p>
      <text:p text:style-name="P2">114.121.153.117 date [04/26/2016:05:57:32 Android C6603 like Gecko)</text:p>
      <text:p text:style-name="P2">114.121.153.117 date [04/26/2016:05:57:32 Android C6603 like Gecko)</text:p>
      <text:p text:style-name="P2"><text:soft-page-break/>114.121.153.117 date [04/26/2016:05:57:32 Android C6603 like Gecko)</text:p>
      <text:p text:style-name="P2">114.121.153.117 date [04/26/2016:05:57:32 Android C6603 like Gecko)</text:p>
      <text:p text:style-name="P2">114.121.153.117 date [04/26/2016:05:57:32 Android C6603 like Gecko)</text:p>
      <text:p text:style-name="P2">114.121.153.117 date [04/26/2016:05:57:33 Android C6603 like Gecko)</text:p>
      <text:p text:style-name="P2">114.121.153.117 date [04/26/2016:05:57:37 Android C6603 like Gecko)</text:p>
      <text:p text:style-name="P2">114.121.153.117 date [04/26/2016:05:58:36 Android C6603 like Gecko)</text:p>
      <text:p text:style-name="P2">114.121.153.117 date [04/26/2016:05:58:36 Android C6603 like Gecko)</text:p>
      <text:p text:style-name="P2">114.121.153.117 date [04/26/2016:05:58:36 Android C6603 like Gecko)</text:p>
      <text:p text:style-name="P2">114.121.153.117 date [04/26/2016:05:58:36 Android C6603 like Gecko)</text:p>
      <text:p text:style-name="P2">114.121.153.117 date [04/26/2016:05:58:36 Android C6603 like Gecko)</text:p>
      <text:p text:style-name="P2">114.121.153.117 date [04/26/2016:05:58:36 Android C6603 like Gecko)</text:p>
      <text:p text:style-name="P2">114.121.153.117 date [04/26/2016:05:58:37 Android C6603 like Gecko)</text:p>
      <text:p text:style-name="P2">114.121.153.117 date [04/26/2016:05:58:37 Android C6603 like Gecko)</text:p>
      <text:p text:style-name="P2">114.121.153.117 date [04/26/2016:05:58:37 Android C6603 like Gecko)</text:p>
      <text:p text:style-name="P2">114.121.153.117 date [04/26/2016:05:58:37 Android C6603 like Gecko)</text:p>
      <text:p text:style-name="P2">114.121.153.117 date [04/26/2016:05:58:37 Android C6603 like Gecko)</text:p>
      <text:p text:style-name="P2">114.121.153.117 date [04/26/2016:05:58:37 Android C6603 like Gecko)</text:p>
      <text:p text:style-name="P2">114.121.153.117 date [04/26/2016:05:58:37 Android C6603 like Gecko)</text:p>
      <text:p text:style-name="P2">114.121.153.117 date [04/26/2016:05:58:41 Android C6603 like Gecko)</text:p>
      <text:p text:style-name="P2">114.121.153.117 date [04/26/2016:05:58:42 Android C6603 like Gecko)</text:p>
      <text:p text:style-name="P2">36.70.75.185 date [04/26/2016:11:20:28 Linux AppleWebKit/537.36 Ubuntu Chromium/49.0.2623.108</text:p>
      <text:p text:style-name="P2">36.70.75.185 date [04/26/2016:11:20:30 Linux AppleWebKit/537.36 Ubuntu Chromium/49.0.2623.108</text:p>
      <text:p text:style-name="P2">36.70.75.185 date [04/26/2016:11:20:40 Linux AppleWebKit/537.36 Ubuntu Chromium/49.0.2623.108</text:p>
      <text:p text:style-name="P2">36.70.75.185 date [04/26/2016:11:20:40 Linux AppleWebKit/537.36 Ubuntu Chromium/49.0.2623.108</text:p>
      <text:p text:style-name="P2">36.70.75.185 date [04/26/2016:11:20:40 Linux AppleWebKit/537.36 Ubuntu Chromium/49.0.2623.108</text:p>
      <text:p text:style-name="P2">36.70.75.185 date [04/26/2016:11:20:40 Linux AppleWebKit/537.36 Ubuntu Chromium/49.0.2623.108</text:p>
      <text:p text:style-name="P2">36.70.75.185 date [04/26/2016:11:20:40 Linux AppleWebKit/537.36 Ubuntu Chromium/49.0.2623.108</text:p>
      <text:p text:style-name="P2">36.70.75.185 date [04/26/2016:11:20:40 Linux AppleWebKit/537.36 Ubuntu Chromium/49.0.2623.108</text:p>
      <text:p text:style-name="P2">36.70.75.185 date [04/26/2016:11:20:40 Linux AppleWebKit/537.36 Ubuntu Chromium/49.0.2623.108</text:p>
      <text:p text:style-name="P2">36.70.75.185 date [04/26/2016:11:20:41 Linux AppleWebKit/537.36 Ubuntu Chromium/49.0.2623.108</text:p>
      <text:p text:style-name="P2">36.70.75.185 date [04/26/2016:11:20:40 Linux AppleWebKit/537.36 Ubuntu Chromium/49.0.2623.108</text:p>
      <text:p text:style-name="P2">36.70.75.185 date [04/26/2016:11:20:41 Linux AppleWebKit/537.36 Ubuntu Chromium/49.0.2623.108</text:p>
      <text:p text:style-name="P2">36.70.75.185 date [04/26/2016:11:20:42 Linux AppleWebKit/537.36 Ubuntu Chromium/49.0.2623.108</text:p>
      <text:p text:style-name="P2">36.70.75.185 date [04/26/2016:11:31:12 Linux AppleWebKit/537.36 Ubuntu Chromium/49.0.2623.108</text:p>
      <text:p text:style-name="P2">36.70.75.185 date [04/26/2016:12:31:03 Linux AppleWebKit/537.36 Ubuntu Chromium/49.0.2623.108</text:p>
      <text:p text:style-name="P2">36.70.75.185 date [04/26/2016:12:31:03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1:04 Linux AppleWebKit/537.36 Ubuntu Chromium/49.0.2623.108</text:p>
      <text:p text:style-name="P2">36.70.75.185 date [04/26/2016:12:32:06 Linux AppleWebKit/537.36 Ubuntu Chromium/49.0.2623.108</text:p>
      <text:p text:style-name="P2">61.247.63.185 date [04/29/2016:00:46:01 Linux AppleWebKit/537.36 Ubuntu Chromium/49.0.2623.108</text:p>
      <text:p text:style-name="P2">61.247.63.185 date [04/29/2016:00:46:02 Linux AppleWebKit/537.36 Ubuntu Chromium/49.0.2623.108</text:p>
      <text:p text:style-name="P2">61.247.63.185 date [04/29/2016:00:46:02 Linux AppleWebKit/537.36 Ubuntu Chromium/49.0.2623.108</text:p>
      <text:p text:style-name="P2">61.247.63.185 date [04/29/2016:00:46:03 Linux AppleWebKit/537.36 Ubuntu Chromium/49.0.2623.108</text:p>
      <text:p text:style-name="P2">61.247.63.185 date [05/02/2016:12:08:04 Linux AppleWebKit/537.36 Ubuntu Chromium/49.0.2623.108</text:p>
      <text:p text:style-name="P2">61.247.63.185 date [05/02/2016:12:08:08 Linux AppleWebKit/537.36 Ubuntu Chromium/49.0.2623.108</text:p>
      <text:p text:style-name="P2">61.247.63.185 date [05/02/2016:12:08:12 Linux AppleWebKit/537.36 Ubuntu Chromium/49.0.2623.108</text:p>
      <text:p text:style-name="P2">61.247.63.185 date [05/02/2016:12:08:24 Linux AppleWebKit/537.36 Ubuntu Chromium/49.0.2623.108</text:p>
      <text:p text:style-name="P2">61.247.63.185 date [05/02/2016:12:08:54 Linux AppleWebKit/537.36 Ubuntu Chromium/49.0.2623.108</text:p>
      <text:p text:style-name="P2">61.247.63.185 date [05/02/2016:12:08:57 Linux AppleWebKit/537.36 Ubuntu Chromium/49.0.2623.108</text:p>
      <text:p text:style-name="P2">61.247.63.185 date [05/02/2016:12:09:03 Linux AppleWebKit/537.36 Ubuntu Chromium/49.0.2623.108</text:p>
      <text:p text:style-name="P2">61.247.63.185 date [05/02/2016:12:09:31 Linux AppleWebKit/537.36 Ubuntu Chromium/49.0.2623.108</text:p>
      <text:p text:style-name="P2">61.247.63.185 date [05/02/2016:12:15:32 Linux AppleWebKit/537.36 Ubuntu Chromium/49.0.2623.1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27in" fo:margin-bottom="0.7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7:55:38.504054300</meta:creation-date>
    <meta:print-date>2016-05-12T08:30:42.927769070</meta:print-date>
    <dc:date>2016-05-12T09:09:27.697233359</dc:date>
    <meta:editing-duration>PT33M17S</meta:editing-duration>
    <meta:editing-cycles>1</meta:editing-cycles>
    <meta:document-statistic meta:table-count="0" meta:image-count="0" meta:object-count="0" meta:page-count="2" meta:paragraph-count="117" meta:word-count="822" meta:character-count="9846" meta:non-whitespace-character-count="9141"/>
    <meta:generator>LibreOffice/5.1.2.2$Linux_X86_64 LibreOffice_project/10m0$Build-2</meta:generator>
  </office:meta>
</office:document-meta>
</file>